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7000000E364265FC52BCE429D.png" manifest:media-type="image/png"/>
  <manifest:file-entry manifest:full-path="Pictures/100000010000049E0000019D3D153DE176C7B6A5.png" manifest:media-type="image/png"/>
  <manifest:file-entry manifest:full-path="Pictures/100000010000049E0000019D9FE1959F9A20D6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138cm" svg:y="2.884cm" svg:width="17cm" svg:height="5.939cm" draw:z-index="0"><draw:image xlink:href="Pictures/100000010000049E0000019D9FE1959F9A20D681.png" xlink:type="simple" xlink:show="embed" xlink:actuate="onLoad" draw:mime-type="image/png"/></draw:frame><draw:frame draw:style-name="fr1" draw:name="Image2" text:anchor-type="char" svg:x="-1.164cm" svg:y="11.389cm" svg:width="17cm" svg:height="5.939cm" draw:z-index="1"><draw:image xlink:href="Pictures/100000010000049E0000019D3D153DE176C7B6A5.png" xlink:type="simple" xlink:show="embed" xlink:actuate="onLoad" draw:mime-type="image/png"/></draw:frame><draw:frame draw:style-name="fr1" draw:name="Image3" text:anchor-type="char" svg:x="-1.164cm" svg:y="21.616cm" svg:width="17cm" svg:height="3.424cm" draw:z-index="2"><draw:image xlink:href="Pictures/1000000100000467000000E364265FC52BCE42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7:59:45.817234255</meta:creation-date>
    <dc:date>2023-11-20T18:02:33.139337687</dc:date>
    <meta:editing-duration>PT2M47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